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5pt" fo:font-weight="normal" officeooo:rsid="0009f6d9" officeooo:paragraph-rsid="0009f6d9" style:font-size-asian="15pt" style:font-weight-asian="normal" style:font-size-complex="15pt" style:font-weight-complex="normal"/>
    </style:style>
    <style:style style:name="P2" style:family="paragraph" style:parent-style-name="Standard">
      <style:text-properties fo:font-size="11pt" fo:font-weight="normal" officeooo:rsid="0009f6d9" officeooo:paragraph-rsid="0009f6d9" style:font-size-asian="11pt" style:font-weight-asian="normal" style:font-size-complex="11pt" style:font-weight-complex="normal"/>
    </style:style>
    <style:style style:name="P3" style:family="paragraph" style:parent-style-name="Standard">
      <style:text-properties fo:font-size="18pt" fo:font-weight="bold" officeooo:rsid="0009f6d9" officeooo:paragraph-rsid="0009f6d9" style:font-size-asian="18pt" style:font-weight-asian="bold" style:font-size-complex="18pt" style:font-weight-complex="bold"/>
    </style:style>
    <style:style style:name="P4" style:family="paragraph" style:parent-style-name="Standard">
      <style:text-properties fo:font-size="18pt" fo:font-weight="bold" officeooo:rsid="000ae34f" officeooo:paragraph-rsid="000ae34f" style:font-size-asian="18pt" style:font-weight-asian="bold" style:font-size-complex="18pt" style:font-weight-complex="bold"/>
    </style:style>
    <style:style style:name="P5" style:family="paragraph" style:parent-style-name="Standard">
      <style:text-properties fo:font-size="15pt" fo:font-weight="bold" officeooo:rsid="0009f6d9" officeooo:paragraph-rsid="0009f6d9" style:font-size-asian="15pt" style:font-weight-asian="bold" style:font-size-complex="15pt" style:font-weight-complex="bold"/>
    </style:style>
    <style:style style:name="P6" style:family="paragraph" style:parent-style-name="Standard">
      <style:text-properties fo:font-size="11pt" fo:font-weight="normal" officeooo:rsid="0009f6d9" officeooo:paragraph-rsid="0009f6d9" style:font-size-asian="11pt" style:font-weight-asian="normal" style:font-size-complex="11pt" style:font-weight-complex="normal"/>
    </style:style>
    <style:style style:name="P7" style:family="paragraph" style:parent-style-name="Standard">
      <style:text-properties fo:font-size="11pt" fo:font-weight="normal" officeooo:rsid="0009f6d9" officeooo:paragraph-rsid="000ae34f" style:font-size-asian="11pt" style:font-weight-asian="normal" style:font-size-complex="11pt" style:font-weight-complex="normal"/>
    </style:style>
    <style:style style:name="P8" style:family="paragraph" style:parent-style-name="Standard">
      <style:text-properties fo:font-size="14pt" fo:font-weight="bold" officeooo:rsid="0009f6d9" officeooo:paragraph-rsid="000ae34f" style:font-size-asian="14pt" style:font-weight-asian="bold" style:font-size-complex="14pt" style:font-weight-complex="bold"/>
    </style:style>
    <style:style style:name="P9" style:family="paragraph" style:parent-style-name="Text_20_body">
      <style:paragraph-properties fo:padding="0.049cm" fo:border="0.06pt solid #d9d9e3"/>
    </style:style>
    <style:style style:name="P10" style:family="paragraph" style:parent-style-name="Text_20_body">
      <style:text-properties fo:font-size="11pt" fo:font-weight="normal" officeooo:rsid="0009f6d9" officeooo:paragraph-rsid="000ae34f" style:font-size-asian="11pt" style:font-weight-asian="normal" style:font-size-complex="11pt" style:font-weight-complex="normal"/>
    </style:style>
    <style:style style:name="T1" style:family="text">
      <style:text-properties officeooo:rsid="000ae34f"/>
    </style:style>
    <style:style style:name="T2" style:family="text">
      <style:text-properties style:text-underline-style="solid" style:text-underline-width="auto" style:text-underline-color="font-color"/>
    </style:style>
    <style:style style:name="T3" style:family="text">
      <style:text-properties fo:font-variant="normal" fo:text-transform="none" fo:color="#d1d5db" loext:opacity="100%" style:font-name="S hne" fo:font-size="9.60000038146973pt" fo:letter-spacing="normal" fo:font-style="normal"/>
    </style:style>
    <style:style style:name="T4" style:family="text">
      <style:text-properties fo:font-variant="normal" fo:text-transform="none" fo:color="#d1d5db" loext:opacity="100%" style:font-name="S hne" fo:font-size="9.60000038146973pt" fo:letter-spacing="normal" fo:font-style="normal" fo:font-weight="bold" style:font-weight-asian="bold" style:font-weight-complex="bold"/>
    </style:style>
    <style:style style:name="T5" style:family="text">
      <style:text-properties fo:font-variant="normal" fo:text-transform="none" fo:color="#000000" loext:opacity="100%" style:font-name="S hne" fo:font-size="9.60000038146973pt" fo:letter-spacing="normal" fo:font-style="normal"/>
    </style:style>
    <style:style style:name="T6" style:family="text">
      <style:text-properties fo:font-variant="normal" fo:text-transform="none" fo:color="#000000" loext:opacity="100%" style:font-name="S hne" fo:font-size="9.60000038146973pt" fo:letter-spacing="normal" fo:font-style="normal" fo:font-weight="bold" style:font-weight-asian="bold" style:font-weight-complex="bold"/>
    </style:style>
    <style:style style:name="T7" style:family="text">
      <style:text-properties fo:font-variant="normal" fo:text-transform="none" fo:color="#000000" loext:opacity="100%" style:font-name="S hne" fo:font-size="9.60000038146973pt" fo:letter-spacing="normal" fo:font-style="normal" officeooo:rsid="000ae34f"/>
    </style:style>
    <style:style style:name="T8" style:family="text">
      <style:text-properties fo:font-variant="normal" fo:text-transform="none" fo:color="#000000" loext:opacity="100%" style:font-name="S hne" fo:letter-spacing="normal" fo:font-style="normal" officeooo:rsid="000ae34f"/>
    </style:style>
    <style:style style:name="T9" style:family="text">
      <style:text-properties fo:font-weight="bold" style:font-weight-asian="bold" style:font-weight-complex="bold"/>
    </style:style>
    <style:style style:name="T10" style:family="text">
      <style:text-properties fo:color="#000000" loext:opacity="100%"/>
    </style:style>
    <style:style style:name="T11" style:family="text">
      <style:text-properties fo:color="#000000"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PI Solutions</text:p>
      <text:p text:style-name="P3"/>
      <text:p text:style-name="P5">Plà d’empresa</text:p>
      <text:p text:style-name="P5"/>
      <text:p text:style-name="P1">Introducció</text:p>
      <text:p text:style-name="P2"/>
      <text:p text:style-name="P2">"La educación es una de las industrias más importantes en el mundo y está en constante evolución. Con el aumento de la tecnología, es cada vez más necesario implementar herramientas digitales en los centros educativos para mejorar la eficiencia y efectividad de la enseñanza. Es por eso que presentamos nuestra intranet educativa, una plataforma en línea diseñada para facilitar la gestión de faltas, material de estudiantes y notas en los centros educativos. Nuestra intranet no solo mejorará la comunicación entre los profesores y los estudiantes, sino que también proporcionará una mayor transparencia y seguridad en la gestión de la información académica. Estamos seguros de que nuestra intranet será una herramienta valiosa para los centros educativos y contribuirá al éxito académico de los estudiantes."</text:p>
      <text:p text:style-name="P2"/>
      <text:p text:style-name="P2"/>
      <text:p text:style-name="P1">Analisis del mercat</text:p>
      <text:p text:style-name="P2"/>
      <text:p text:style-name="P2">Tamaño del mercado: El mercado de la educación en línea es en constante crecimiento debido al aumento de la tecnología y el interés en la educación a <text:span text:style-name="T2">distancia</text:span>. Según un informe de ResearchAndMarkets, el mercado global de la educación en línea se proyecta para alcanzar un valor de $325 mil millones de dólares en 2025.<text:line-break/><text:line-break/>Demanda: La demanda de herramientas digitales para la gestión de la educación es alta debido a la necesidad de mejorar la eficiencia y efectividad de la enseñanza. Los centros educativos están buscando soluciones que les permitan organizar y gestionar mejor la información académica.<text:line-break/><text:line-break/>Competencia: La empresa IEDuca, cuyo producto es similar al que se esta proponiendo, es una de las principales competidores en este mercado, pero existen también otras compañías que ofrecen soluciones similares, como Google Classroom, Blackboard, Moodle, entre otros. Es importante analizar las fortalezas y debilidades de estos competidores y encontrar una forma de diferenciarse y ofrecer un valor agregado.<text:line-break/><text:line-break/>Barreras de entrada: La creación de una intranet para centros educativos requiere un gran desarrollo tecnológico y una inversión significativa en investigación y desarrollo. Además, es necesario tener un equipo con conocimientos especializados en educación y tecnología para poder competir en este mercado.<text:line-break/><text:line-break/>Oportunidades: Con el aumento de la tecnología y la educación a distancia, hay una gran oportunidad para ofrecer soluciones digitales que mejoren la eficiencia y efectividad de la enseñanza. Además, el mercado esta en constante crecimiento y hay una gran oportunidad para ganar una cuota de mercado.<text:line-break/><text:line-break/></text:p>
      <text:p text:style-name="P8">Características <text:span text:style-name="T1">del producto/servicio</text:span></text:p>
      <text:p text:style-name="P7"/>
      <text:p text:style-name="P7"><text:span text:style-name="T5">Nuestra empresa ofrece un servicio innovador y altamente eficiente para institutos y centros educativos: una intranet personalizada para la gestión de datos de alumnos. Esta herramienta es esencial para mejorar la eficiencia en la gestión de información y el seguimiento académico de los estudiante</text:span><text:span text:style-name="T7">s.</text:span></text:p>
      <text:p text:style-name="P7"><text:span text:style-name="T7"/></text:p>
      <text:p text:style-name="P10"><text:span text:style-name="T7">La intranet está diseñada para ser fácil de usar y proporciona una amplia gama de funciones, como el control de asistencia, el seguimiento de tareas y prácticas, el registro de calificaciones y la gestión de comunicaciones entre el personal y los padres. Además, esta herramienta también ofrece una amplia variedad de informes y análisis para ayudar a los administradores y profesores a tomar decisiones informadas.</text:span></text:p>
      <text:p text:style-name="P9">La intranet se basa en una plataforma segura y escalable que garantiza la protección de los datos de los alumnos y se adapta a las necesidades específicas de cada instituto. Además, nuestra empresa <text:soft-page-break/>ofrece un servicio de soporte técnico y capacitación para asegurarnos de que los administradores y profesores sepan cómo utilizar al máximo esta herramienta.</text:p>
      <text:p text:style-name="P7"><text:span text:style-name="T8">Las características son las siguientes:</text:span><text:line-break/><text:line-break/>Gestión de faltas: Los profesores pueden registrar las faltas de los estudiantes de manera fácil y rápida, y los estudiantes pueden ver su registro de faltas en tiempo real.<text:line-break/>Material de estudiantes: Los profesores pueden subir y compartir material de estudio con los estudiantes, como tareas, exámenes y presentaciones. Los estudiantes pueden acceder a este material desde cualquier lugar y en cualquier momento.<text:line-break/>Notas: Los profesores pueden registrar las notas de los estudiantes y los estudiantes pueden ver su rendimiento académico en tiempo real.<text:line-break/>Comunicación: Los profesores y los estudiantes pueden comunicarse fácilmente a través de la plataforma, lo que facilita la resolución de dudas y la colaboración en tiempo real.<text:line-break/>Seguridad: La plataforma cuenta con medidas de seguridad avanzadas para garantizar la privacidad y protección de la información académica de los estudiantes.<text:line-break/>Beneficios:<text:line-break/><text:line-break/>Mejora la eficiencia y efectividad de la enseñanza al permitir una mejor organización y gestión de la información académica.<text:line-break/>Facilita la comunicación entre los profesores y los estudiantes.<text:line-break/>Proporciona una mayor transparencia y seguridad en la gestión de la información académica.<text:line-break/>Permite a los estudiantes acceder a material de estudio y ver su rendimiento académico desde cualquier lugar y en cualquier momento.<text:line-break/>La intranet educativa esta diseñada para ser fácil de usar para tanto para los profesores como para los estudiantes, con una interfaz intuitiva y una navegación sencilla. Además, es escalable y se puede adaptar a las necesidades específicas de cada centro educativo.</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2T18:25:40.355000000</meta:creation-date>
    <dc:date>2023-01-12T18:56:34.273000000</dc:date>
    <meta:editing-duration>PT30M13S</meta:editing-duration>
    <meta:editing-cycles>3</meta:editing-cycles>
    <meta:generator>LibreOffice/7.4.0.3$Windows_X86_64 LibreOffice_project/f85e47c08ddd19c015c0114a68350214f7066f5a</meta:generator>
    <meta:document-statistic meta:table-count="0" meta:image-count="0" meta:object-count="0" meta:page-count="2" meta:paragraph-count="11" meta:word-count="789" meta:character-count="5219" meta:non-whitespace-character-count="4433"/>
  </office:meta>
</office:document-meta>
</file>